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20pt"/>
    </style:style>
    <style:style style:name="P3" style:family="paragraph">
      <style:paragraph-properties fo:text-align="start"/>
      <style:text-properties fo:font-size="18pt" style:font-size-asian="18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5" draw:id="id25" draw:layer="layout" svg:width="1.9cm" svg:height="0.7cm" svg:x="6.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3.3cm" svg:height="0.7cm" svg:x="8.6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1.9cm" svg:height="0.4cm" svg:x="10.1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1.9cm" svg:height="0.7cm" svg:x="25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1.9cm" svg:height="0.7cm" svg:x="14.8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1.9cm" svg:height="0.7cm" svg:x="22.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1.9cm" svg:height="0.7cm" svg:x="7.9cm" svg:y="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3" draw:id="id33" draw:layer="layout" svg:width="1.9cm" svg:height="0.7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1.9cm" svg:height="0.7cm" svg:x="19.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1.4cm" svg:height="0.7cm" svg:x="25cm" svg:y="1.8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1.4cm" svg:height="0.7cm" svg:x="14.872cm" svg:y="2.6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1.9cm" svg:height="0.7cm" svg:x="10.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1.9cm" svg:height="0.7cm" svg:x="18.9cm" svg:y="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3.1cm" svg:height="0.7cm" svg:x="15.8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9cm" svg:height="0.7cm" svg:x="13.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1.9cm" svg:height="0.7cm" svg:x="22.2cm" svg:y="6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1.9cm" svg:height="0.7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9cm" svg:height="0.7cm" svg:x="14.9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9cm" svg:height="0.7cm" svg:x="14.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9cm" svg:height="0.7cm" svg:x="17.8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1.9cm" svg:height="0.7cm" svg:x="8.4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9cm" svg:height="0.7cm" svg:x="8.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9cm" svg:height="0.7cm" svg:x="20.4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9cm" svg:height="0.5cm" svg:x="17.6cm" svg:y="1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9cm" svg:height="0.7cm" svg:x="26.1cm" svg:y="13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9cm" svg:height="0.7cm" svg:x="16.9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9cm" svg:height="0.7cm" svg:x="23.6cm" svg:y="13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9cm" svg:height="0.7cm" svg:x="26.6cm" svg:y="11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9cm" svg:height="0.7cm" svg:x="24.9cm" svg:y="9.4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9cm" svg:height="0.7cm" svg:x="23.9cm" svg:y="11.6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9cm" svg:height="0.7cm" svg:x="20.7cm" svg:y="17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9cm" svg:height="0.7cm" svg:x="22.4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9cm" svg:height="0.7cm" svg:x="26.3cm" svg:y="17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9cm" svg:height="0.7cm" svg:x="24.829cm" svg:y="18.9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71cm" svg:height="1.03cm" svg:x="24.029cm" svg:y="17.07cm">
          <text:p text:style-name="P2">main :: IO 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971cm" svg:height="1.03cm" svg:x="13.9cm" svg:y="17.404cm">
          <text:p text:style-name="P2">concat :: [ [ IO () ] ] →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301cm" svg:height="1.031cm" svg:x="15.729cm" svg:y="18.8cm">
          <text:p text:style-name="P2">forever .sequence_ :: [ IO () ] → IO 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0.6cm" svg:height="1.03cm" svg:x="2.5cm" svg:y="15.8cm">
          <text:p text:style-name="P2">zipWith :: ( IO () → IO () → [ IO () ] ) → [ IO () ] → [ IO () ] → [ [ IO () ]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5970.9020368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6cm" svg:height="1.031cm" svg:x="20.9cm" svg:y="13.469cm">
          <text:p text:style-name="P2">repeat :: IO () →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1.031cm" svg:x="20.6cm" svg:y="11.474cm">
          <text:p text:style-name="P2">c_delay :: Word32 → IO (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2cm" svg:height="1.03cm" svg:x="23.2cm" svg:y="9.239cm">
          <text:p text:style-name="P2">4 :: Word3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9cm" svg:height="1.031cm" svg:x="1.5cm" svg:y="13.961cm">
          <text:p text:style-name="P2">\ a b → [ a, b ] :: IO () → IO () →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031cm" svg:x="9.6cm" svg:y="12.6cm">
          <text:p text:style-name="P2">(++) :: [ IO () ] → [ IO () ] →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cm" svg:height="1.03cm" svg:x="1.2cm" svg:y="10.35cm">
          <text:p text:style-name="P2">fmap . poke :: Ptr Word16 -&gt; [ Word16 ] -&gt;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1cm" svg:height="1.029cm" svg:x="9.6cm" svg:y="6.371cm">
          <text:p text:style-name="P2">fmap . poke :: Ptr Word16 -&gt; [ Word16 ] -&gt; [ IO ()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1.8cm" svg:height="1.108cm" svg:x="7.6cm" svg:y="7.792cm">
          <text:p text:style-name="P3">[ 0x200, 0x100, 0400, … ] :: [ Word16 ]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7cm" svg:height="1.03cm" svg:x="1.2cm" svg:y="4.717cm">
          <text:p text:style-name="P2">plusPtr :: Ptr Word16 -&gt; Int -&gt; Ptr Word1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6cm" svg:height="1.03cm" svg:x="15.9cm" svg:y="3.801cm">
          <text:p text:style-name="P2">plusPtr :: Ptr Word16 -&gt; Int -&gt; Ptr Word1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66cm" svg:height="1.029cm" svg:x="10.734cm" svg:y="2.471cm">
          <text:p text:style-name="P2">0x48001028 :: I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766cm" svg:height="1.03cm" svg:x="20.9cm" svg:y="1.67cm">
          <text:p text:style-name="P2">0x48001018 :: I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cm" svg:height="1.03cm" svg:x="1.2cm" svg:y="1.17cm">
          <text:p text:style-name="P2">c_jhc_zeroAddress16 :: Ptr Word16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25.779cm" svg:y1="18.986cm" svg:x2="27.25cm" svg:y2="17.956cm" draw:start-shape="id1" draw:start-glue-point="0" draw:end-shape="id2" svg:d="m25779 18986c0-772 1471-258 1471-1030" svg:viewBox="0 0 1472 1031">
          <text:p/>
        </draw:connector>
        <draw:connector draw:style-name="gr3" draw:text-style-name="P1" draw:layer="layout" draw:type="curve" svg:x1="22.6cm" svg:y1="17.95cm" svg:x2="23.35cm" svg:y2="19cm" draw:start-shape="id3" draw:start-glue-point="1" draw:end-shape="id4" draw:end-glue-point="0" svg:d="m22600 17950c500 0 750 350 750 1050" svg:viewBox="0 0 751 1051">
          <text:p/>
        </draw:connector>
        <draw:connector draw:style-name="gr3" draw:text-style-name="P1" draw:layer="layout" draw:type="curve" svg:x1="21.35cm" svg:y1="16.7cm" svg:x2="19.5cm" svg:y2="17.75cm" draw:start-shape="id5" draw:start-glue-point="2" draw:end-shape="id6" draw:end-glue-point="1" svg:d="m21350 16700c0 700-616 1050-1850 1050" svg:viewBox="0 0 1851 1051">
          <text:p/>
        </draw:connector>
        <draw:connector draw:style-name="gr3" draw:text-style-name="P1" draw:layer="layout" draw:type="curve" svg:x1="27.05cm" svg:y1="14.369cm" svg:x2="17.85cm" svg:y2="16cm" draw:start-shape="id7" draw:start-glue-point="2" draw:end-shape="id8" draw:end-glue-point="0" svg:d="m27050 14369c0 1224-9200 409-9200 1631" svg:viewBox="0 0 9201 1632">
          <text:p/>
        </draw:connector>
        <draw:connector draw:style-name="gr3" draw:text-style-name="P1" draw:layer="layout" draw:type="curve" svg:x1="27.55cm" svg:y1="12.369cm" svg:x2="24.55cm" svg:y2="13.669cm" draw:start-shape="id9" draw:start-glue-point="2" draw:end-shape="id10" draw:end-glue-point="0" svg:d="m27550 12369c0 975-3000 325-3000 1300" svg:viewBox="0 0 3001 1301">
          <text:p/>
        </draw:connector>
        <draw:connector draw:style-name="gr3" draw:text-style-name="P1" draw:layer="layout" draw:type="curve" svg:x1="25.85cm" svg:y1="10.169cm" svg:x2="24.85cm" svg:y2="11.669cm" draw:start-shape="id11" draw:start-glue-point="2" draw:end-shape="id12" draw:end-glue-point="0" svg:d="m25850 10169c0 1125-1000 375-1000 1500" svg:viewBox="0 0 1001 1501">
          <text:p/>
        </draw:connector>
        <draw:connector draw:style-name="gr3" draw:text-style-name="P1" draw:layer="layout" draw:type="curve" svg:x1="9.35cm" svg:y1="14.8cm" svg:x2="9.35cm" svg:y2="16cm" draw:start-shape="id13" draw:start-glue-point="2" draw:end-shape="id14" draw:end-glue-point="0" svg:d="m9350 14800v1200" svg:viewBox="0 0 1 1201">
          <text:p/>
        </draw:connector>
        <draw:connector draw:style-name="gr3" draw:text-style-name="P1" draw:layer="layout" draw:type="curve" svg:x1="18.75cm" svg:y1="13.5cm" svg:x2="15.05cm" svg:y2="16cm" draw:start-shape="id15" draw:end-shape="id16" draw:end-glue-point="0" svg:d="m18750 13500c0 1875-3700 625-3700 2500" svg:viewBox="0 0 3701 2501">
          <text:p/>
        </draw:connector>
        <draw:connector draw:style-name="gr3" draw:text-style-name="P1" draw:layer="layout" draw:type="curve" svg:x1="18.9cm" svg:y1="8.45cm" svg:x2="19.85cm" svg:y2="7.2cm" draw:start-shape="id17" draw:start-glue-point="1" draw:end-shape="id18" draw:end-glue-point="2" svg:d="m18900 8450c634 0 950-416 950-1250" svg:viewBox="0 0 951 1251">
          <text:p/>
        </draw:connector>
        <draw:connector draw:style-name="gr3" draw:text-style-name="P1" draw:layer="layout" draw:type="curve" svg:x1="17.35cm" svg:y1="8.8cm" svg:x2="11.15cm" svg:y2="10.5cm" draw:start-shape="id17" draw:start-glue-point="2" draw:end-shape="id19" draw:end-glue-point="0" svg:d="m17350 8800c0 1275-6200 425-6200 1700" svg:viewBox="0 0 6201 1701">
          <text:p/>
        </draw:connector>
        <draw:connector draw:style-name="gr3" draw:text-style-name="P1" draw:layer="layout" draw:type="curve" svg:x1="14.65cm" svg:y1="11.2cm" svg:x2="12.85cm" svg:y2="12.8cm" draw:start-shape="id20" draw:start-glue-point="2" draw:end-shape="id21" draw:end-glue-point="0" svg:d="m14650 11200c0 1200-1800 400-1800 1600" svg:viewBox="0 0 1801 1601">
          <text:p/>
        </draw:connector>
        <draw:connector draw:style-name="gr3" draw:text-style-name="P1" draw:layer="layout" draw:type="curve" draw:line-skew="0.65cm" svg:x1="23.15cm" svg:y1="7.3cm" svg:x2="15.85cm" svg:y2="12.8cm" draw:start-shape="id22" draw:start-glue-point="2" draw:end-shape="id23" svg:d="m23150 7300c0 5100-7300 2350-7300 5500" svg:viewBox="0 0 7301 5501">
          <text:p/>
        </draw:connector>
        <draw:connector draw:style-name="gr3" draw:text-style-name="P1" draw:layer="layout" draw:type="curve" svg:x1="10.1cm" svg:y1="5.5cm" svg:x2="7.15cm" svg:y2="10.5cm" draw:start-shape="id24" draw:start-glue-point="3" draw:end-shape="id25" draw:end-glue-point="0" svg:d="m10100 5500c-1967 0-2950 1666-2950 5000" svg:viewBox="0 0 2951 5001">
          <text:p/>
        </draw:connector>
        <draw:connector draw:style-name="gr3" draw:text-style-name="P1" draw:layer="layout" draw:type="curve" svg:x1="26.45cm" svg:y1="4.7cm" svg:x2="15.75cm" svg:y2="6.5cm" draw:start-shape="id26" draw:start-glue-point="2" draw:end-shape="id27" draw:end-glue-point="0" svg:d="m26450 4700c0 1350-10700 450-10700 1800" svg:viewBox="0 0 10701 1801">
          <text:p/>
        </draw:connector>
        <draw:connector draw:style-name="gr3" draw:text-style-name="P1" draw:layer="layout" draw:type="curve" svg:x1="25.7cm" svg:y1="2.568cm" svg:x2="23.55cm" svg:y2="4cm" draw:start-shape="id28" draw:start-glue-point="2" draw:end-shape="id29" draw:end-glue-point="0" svg:d="m25700 2568c0 1074-2150 358-2150 1432" svg:viewBox="0 0 2151 1433">
          <text:p/>
        </draw:connector>
        <draw:connector draw:style-name="gr3" draw:text-style-name="P1" draw:layer="layout" draw:type="curve" svg:x1="15.572cm" svg:y1="3.366cm" svg:x2="8.85cm" svg:y2="4.9cm" draw:start-shape="id30" draw:start-glue-point="2" draw:end-shape="id31" draw:end-glue-point="0" svg:d="m15572 3366c0 1150-6722 384-6722 1534" svg:viewBox="0 0 6723 1535">
          <text:p/>
        </draw:connector>
        <draw:connector draw:style-name="gr3" draw:text-style-name="P1" draw:layer="layout" draw:type="curve" svg:x1="10.25cm" svg:y1="2cm" svg:x2="5.75cm" svg:y2="4.8cm" draw:start-shape="id32" draw:start-glue-point="2" draw:end-shape="id33" draw:end-glue-point="0" svg:d="m10250 2000c0 2100-4500 700-4500 2800" svg:viewBox="0 0 4501 2801">
          <text:p/>
        </draw:connector>
        <draw:connector draw:style-name="gr3" draw:text-style-name="P1" draw:layer="layout" draw:type="curve" svg:x1="11.9cm" svg:y1="1.65cm" svg:x2="20.65cm" svg:y2="4cm" draw:start-shape="id32" draw:start-glue-point="1" draw:end-shape="id34" draw:end-glue-point="0" svg:d="m11900 1650c5834 0 8750 783 8750 2350" svg:viewBox="0 0 875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7T20:38:43</dc:date>
    <dc:creator>Okabe Kiwamu</dc:creator>
    <meta:editing-duration>PT22H49M29S</meta:editing-duration>
    <meta:editing-cycles>233</meta:editing-cycles>
    <meta:generator>LibreOffice/4.0.1.1$Linux_X86_64 LibreOffice_project/400m0$Build-1</meta:generator>
    <meta:document-statistic meta:object-count="69"/>
  </office:meta>
</office:document-meta>
</file>